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layer="layout" svg:width="21.589cm" svg:height="11.006cm" svg:x="3.353cm" svg:y="5.117cm">
          <draw:plugin xlink:href="../Tim-Referat-Animation-Well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Schulz</meta:initial-creator>
    <meta:creation-date>2010-05-23T22:39:27</meta:creation-date>
    <meta:editing-duration>PT00H01M01S</meta:editing-duration>
    <meta:editing-cycles>2</meta:editing-cycles>
    <dc:date>2010-05-23T22:40:21</dc:date>
    <dc:creator>Tobias Schulz</dc:creator>
    <meta:document-statistic meta:object-count="24"/>
    <meta:generator>OpenOffice.org/3.2$Unix OpenOffice.org_project/320m12$Build-9483</meta:generator>
  </office:meta>
</office:document-meta>
</file>